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int year;</text:p>
      <text:p text:style-name="P1"><text:s text:c="4"/>cin&gt;&gt;year;</text:p>
      <text:p text:style-name="P1"><text:s text:c="4"/>if((year%4==0 &amp;&amp; year%100!=0)||year%400==0){</text:p>
      <text:p text:style-name="P1"><text:s text:c="8"/>cout&lt;&lt;year " is a leap year ";</text:p>
      <text:p text:style-name="P1"><text:s text:c="8"/></text:p>
      <text:p text:style-name="P1"><text:s text:c="4"/>}else{</text:p>
      <text:p text:style-name="P1"><text:s text:c="10"/>cout&lt;&lt;year " is not a leap year ";</text:p>
      <text:p text:style-name="P1"><text:s text:c="4"/>}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2:33:47.347891733</dc:date>
    <meta:editing-duration>PT46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4" meta:character-count="244" meta:non-whitespace-character-count="173"/>
  </office:meta>
</office:document-meta>
</file>